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310" officeooo:paragraph-rsid="00182dcf"/>
    </style:style>
    <style:style style:name="P2" style:family="paragraph" style:parent-style-name="Standard">
      <style:text-properties officeooo:rsid="00182dcf" officeooo:paragraph-rsid="00182dcf"/>
    </style:style>
    <style:style style:name="P3" style:family="paragraph" style:parent-style-name="Standard">
      <style:text-properties officeooo:rsid="0019a4b1" officeooo:paragraph-rsid="0019a4b1"/>
    </style:style>
    <style:style style:name="P4" style:family="paragraph" style:parent-style-name="Standard">
      <style:text-properties officeooo:rsid="001abeb1" officeooo:paragraph-rsid="001abeb1"/>
    </style:style>
    <style:style style:name="P5" style:family="paragraph" style:parent-style-name="Standard" style:list-style-name="L2">
      <style:text-properties officeooo:rsid="0019a4b1" officeooo:paragraph-rsid="0019a4b1"/>
    </style:style>
    <style:style style:name="P6" style:family="paragraph" style:parent-style-name="Standard" style:list-style-name="L2">
      <style:text-properties officeooo:rsid="001a06f4" officeooo:paragraph-rsid="001a06f4"/>
    </style:style>
    <style:style style:name="P7" style:family="paragraph" style:parent-style-name="Standard">
      <style:text-properties officeooo:rsid="001a06f4" officeooo:paragraph-rsid="001a06f4"/>
    </style:style>
    <style:style style:name="P8" style:family="paragraph" style:parent-style-name="Standard" style:list-style-name="L2">
      <style:text-properties officeooo:rsid="001abeb1" officeooo:paragraph-rsid="001abeb1"/>
    </style:style>
    <style:style style:name="P9" style:family="paragraph" style:parent-style-name="Standard" style:list-style-name="L2">
      <style:text-properties officeooo:rsid="001abeb1" officeooo:paragraph-rsid="001deb71"/>
    </style:style>
    <style:style style:name="P10" style:family="paragraph" style:parent-style-name="Standard" style:list-style-name="L3">
      <style:text-properties officeooo:rsid="001afca6" officeooo:paragraph-rsid="001afca6"/>
    </style:style>
    <style:style style:name="P11" style:family="paragraph" style:parent-style-name="Standard" style:list-style-name="L1">
      <style:text-properties officeooo:rsid="001afca6" officeooo:paragraph-rsid="001afca6"/>
    </style:style>
    <style:style style:name="P12" style:family="paragraph" style:parent-style-name="Standard" style:list-style-name="L3">
      <style:text-properties officeooo:rsid="001deb71" officeooo:paragraph-rsid="001deb71"/>
    </style:style>
    <style:style style:name="T1" style:family="text">
      <style:text-properties officeooo:rsid="001a06f4"/>
    </style:style>
    <style:style style:name="T2" style:family="text">
      <style:text-properties officeooo:rsid="001abeb1"/>
    </style:style>
    <style:style style:name="T3" style:family="text">
      <style:text-properties officeooo:rsid="001afca6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" style:font-name-asian="SimSun" style:font-name-complex="Mangal"/>
    </style:style>
    <style:style style:name="T6" style:family="text">
      <style:text-properties style:font-name="Liberation Serif" officeooo:rsid="001cf539" style:font-name-asian="SimSun" style:font-name-complex="Mangal"/>
    </style:style>
    <style:style style:name="T7" style:family="text">
      <style:text-properties style:font-name="Liberation Serif" officeooo:rsid="001deb71" style:font-name-asian="SimSun" style:font-name-complex="Mangal"/>
    </style:style>
    <style:style style:name="T8" style:family="text">
      <style:text-properties style:font-name="Liberation Serif" officeooo:rsid="001fba36" style:font-name-asian="SimSun" style:font-name-complex="Mangal"/>
    </style:style>
    <style:style style:name="T9" style:family="text">
      <style:text-properties style:font-name="Liberation Serif" fo:font-size="10pt" officeooo:rsid="001fba36" style:font-name-asian="SimSun" style:font-name-complex="Mangal"/>
    </style:style>
    <style:style style:name="T10" style:family="text">
      <style:text-properties officeooo:rsid="001cf539"/>
    </style:style>
    <style:style style:name="T11" style:family="text">
      <style:text-properties officeooo:rsid="001deb71"/>
    </style:style>
    <style:style style:name="T12" style:family="text">
      <style:text-properties officeooo:rsid="001fe2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at extent can couch-surfing be an alternative to travel the world?</text:p>
      <text:p text:style-name="P1"/>
      <text:p text:style-name="P7">Docs: 4, 3, <text:span text:style-name="T3">5, 8, 6, 7, 9</text:span></text:p>
      <text:p text:style-name="P1"/>
      <text:p text:style-name="P2">Intro:</text:p>
      <text:list xml:id="list1477024456110768712" text:style-name="L1">
        <text:list-item>
          <text:p text:style-name="P11">Notion: </text:p>
          <text:list>
            <text:list-item>
              <text:p text:style-name="P11">Space → <text:span text:style-name="T10">Continental, national, and local places, in geographical aspect </text:span></text:p>
            </text:list-item>
            <text:list-item>
              <text:p text:style-name="P11">Exchange →<text:span text:style-name="T10"> Give something, get something in return </text:span></text:p>
            </text:list-item>
          </text:list>
        </text:list-item>
        <text:list-item>
          <text:p text:style-name="P11">Theme: </text:p>
          <text:list>
            <text:list-item>
              <text:p text:style-name="P11">CouchSurfing, a website that gives a new way to travel around the world </text:p>
            </text:list-item>
          </text:list>
        </text:list-item>
      </text:list>
      <text:p text:style-name="P2"/>
      <text:p text:style-name="P3">Plan:</text:p>
      <text:list xml:id="list5703770603196174532" text:style-name="L2">
        <text:list-item>
          <text:p text:style-name="P5"><text:span text:style-name="T1">What is CS</text:span> </text:p>
          <text:list>
            <text:list-item>
              <text:p text:style-name="P6">Conception </text:p>
              <text:p text:style-name="P6">(Doc 4) </text:p>
              <text:list>
                <text:list-item>
                  <text:p text:style-name="P6">Casey Fenton → travel → Iceland </text:p>
                  <text:p text:style-name="P6">No hotel. <text:tab/>Email 1,500 Icelanders → Got &gt;50 responses </text:p>
                  <text:list>
                    <text:list-header>
                      <text:p text:style-name="P6">“This is how it should be every time I travel” </text:p>
                    </text:list-header>
                  </text:list>
                </text:list-item>
                <text:list-item>
                  <text:p text:style-name="P6">→ couchsurfing.com <text:span text:style-name="T2">(2003) </text:span></text:p>
                </text:list-item>
              </text:list>
              <text:p text:style-name="P6">(Doc 3) </text:p>
              <text:list text:continue-numbering="true">
                <text:list-item>
                  <text:p text:style-name="P6">Fill in profile </text:p>
                </text:list-item>
                <text:list-item>
                  <text:p text:style-name="P6">Choose place where to go → guest </text:p>
                </text:list-item>
                <text:list-item>
                  <text:p text:style-name="P6">hosts → respond </text:p>
                  <text:list>
                    <text:list-header>
                      <text:p text:style-name="P6">Discussion = better </text:p>
                    </text:list-header>
                  </text:list>
                </text:list-item>
              </text:list>
            </text:list-item>
            <text:list-item>
              <text:p text:style-name="P6">The potential of CS </text:p>
              <text:p text:style-name="P6">(Doc 5) </text:p>
              <text:list>
                <text:list-item>
                  <text:p text:style-name="P6">After trip: comments </text:p>
                </text:list-item>
                <text:list-item>
                  <text:p text:style-name="P6">Lots of positive testimonies </text:p>
                  <text:list>
                    <text:list-header>
                      <text:p text:style-name="P6">→ Nice community </text:p>
                    </text:list-header>
                  </text:list>
                </text:list-item>
                <text:list-item>
                  <text:p text:style-name="P6">Some negative testimonies </text:p>
                  <text:list>
                    <text:list-header>
                      <text:p text:style-name="P6">→ Helps to choose the right person </text:p>
                    </text:list-header>
                  </text:list>
                </text:list-item>
              </text:list>
            </text:list-item>
          </text:list>
          <text:p text:style-name="P6"/>
        </text:list-item>
        <text:list-item>
          <text:p text:style-name="P6">Then reality… </text:p>
          <text:list>
            <text:list-item>
              <text:p text:style-name="P6">The risks of CS </text:p>
              <text:p text:style-name="P6">(Doc 8) </text:p>
              <text:list>
                <text:list-item>
                  <text:p text:style-name="P6">Culture <text:span text:style-name="T2">difficulties </text:span></text:p>
                  <text:list>
                    <text:list-header>
                      <text:p text:style-name="P9">Marrakesh (no visa to travel, women = more difficult, dress codes<text:span text:style-name="T11">) </text:span></text:p>
                    </text:list-header>
                  </text:list>
                </text:list-item>
              </text:list>
              <text:p text:style-name="P8">(Doc 6) </text:p>
              <text:list text:continue-numbering="true">
                <text:list-item>
                  <text:p text:style-name="P8">Some people may use CS with bad purpose (rape, stealth) </text:p>
                </text:list-item>
              </text:list>
            </text:list-item>
            <text:list-item>
              <text:p text:style-name="P5">For profit </text:p>
              <text:p text:style-name="P8">(Doc 7 + 9)</text:p>
              <text:list>
                <text:list-item>
                  <text:p text:style-name="P8">According to some people, CS used to be better than now</text:p>
                </text:list-item>
                <text:list-item>
                  <text:p text:style-name="P8">~ 6M courchsurfers in 10 years</text:p>
                </text:list-item>
                <text:list-item>
                  <text:p text:style-name="P8">Growth <text:span text:style-name="T12">&gt;</text:span> community itself (advertizing) </text:p>
                </text:list-item>
                <text:list-item>
                  <text:p text:style-name="P8">CS lost its spirit, old members abandoned it </text:p>
                </text:list-item>
              </text:list>
            </text:list-item>
          </text:list>
        </text:list-item>
      </text:list>
      <text:p text:style-name="P4"/>
      <text:p text:style-name="P4">Conclusion:</text:p>
      <text:list xml:id="list2603933311909367048" text:style-name="L3">
        <text:list-item>
          <text:p text:style-name="P10">Answer: meet new people, free <text:span text:style-name="T4">≠</text:span><text:span text:style-name="T5"> hotel </text:span></text:p>
        </text:list-item>
        <text:list-item>
          <text:p text:style-name="P10"><text:span text:style-name="T5">But CS = risky, lot people, with bad people →</text:span><text:span text:style-name="T6"> </text:span><text:span text:style-name="T7">May l</text:span><text:span text:style-name="T6">ook like dating website </text:span></text:p>
        </text:list-item>
        <text:list-item>
          <text:p text:style-name="P12"><text:span text:style-name="T5">Original concept = Exchang</text:span><text:span text:style-name="T8">e (</text:span><text:span text:style-name="T9">Nantes</text:span><text:span text:style-name="T8">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41:30.767000000</meta:creation-date>
    <dc:date>2019-05-13T15:44:43.340000000</dc:date>
    <meta:editing-duration>PT37M12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45" meta:word-count="259" meta:character-count="1333" meta:non-whitespace-character-count="1110"/>
  </office:meta>
</office:document-meta>
</file>